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-color="#ffffff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bottom" draw:auto-grow-height="false" fo:min-height="5.75cm" fo:min-width="10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55cm" fo:min-width="2.9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366cm" fo:min-width="2.71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842cm" fo:min-width="1.592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2cm" fo:min-width="0.95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2cm" svg:height="1.2cm" svg:x="6.2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2cm" svg:height="1.2cm" svg:x="5.5cm" svg:y="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9cm" svg:height="6.1cm" svg:x="3.7cm" svg:y="6.3cm">
          <text:p text:style-name="P2">Memory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5cm" svg:height="1.9cm" svg:x="10.1cm" svg:y="7.6cm">
          <text:p text:style-name="P2">int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5cm" svg:height="1.9cm" svg:x="4.8cm" svg:y="7.6cm">
          <text:p text:style-name="P2">point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draw:line-skew="0.375cm" svg:x1="6.55cm" svg:y1="9.5cm" svg:x2="11.85cm" svg:y2="9.5cm" draw:start-shape="id1" draw:start-glue-point="2" draw:end-shape="id2" svg:d="M6550 9500c0 1387 5300 1387 5300 0" svg:viewBox="0 0 5301 1041">
          <text:p/>
        </draw:connector>
        <draw:custom-shape draw:style-name="gr5" draw:text-style-name="P1" xml:id="id3" draw:id="id3" draw:layer="layout" svg:width="3.5cm" svg:height="1.9cm" svg:x="1.1cm" svg:y="3.3cm">
          <text:p text:style-name="P2">At-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4.6cm" svg:y1="4.25cm" svg:x2="6.1cm" svg:y2="7.6cm" draw:start-shape="id3" draw:start-glue-point="1" draw:end-shape="id4" draw:end-glue-point="0" svg:d="M4600 4250c1000 0 1500 1116 1500 3350" svg:viewBox="0 0 1501 3351">
          <text:p/>
        </draw:connector>
        <draw:custom-shape draw:style-name="gr6" draw:text-style-name="P1" xml:id="id5" draw:id="id5" draw:layer="layout" svg:width="3.1cm" svg:height="3.1cm" svg:x="8.7cm" svg:y="2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" draw:text-style-name="P3" draw:layer="layout" draw:type="curve" svg:x1="8.7cm" svg:y1="4.25cm" svg:x2="6.8cm" svg:y2="7.6cm" draw:start-shape="id5" draw:start-glue-point="6" draw:end-shape="id6" draw:end-glue-point="0" svg:d="M8700 4250c-1267 0-1900 1116-1900 3350" svg:viewBox="0 0 1901 3351">
          <text:p/>
        </draw:connector>
        <draw:frame draw:style-name="gr7" draw:text-style-name="P5" draw:layer="layout" svg:width="7.655cm" svg:height="1.431cm" svg:x="6.5cm" svg:y="1cm">
          <draw:text-box>
            <text:p text:style-name="P4">You can get the int.</text:p>
          </draw:text-box>
        </draw:frame>
        <draw:custom-shape draw:style-name="gr1" draw:text-style-name="P1" xml:id="id12" draw:id="id12" draw:layer="layout" svg:width="1.2cm" svg:height="1.2cm" svg:x="20.518cm" svg:y="7.5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2cm" svg:height="1.2cm" svg:x="19.818cm" svg:y="7.5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9cm" svg:height="6.1cm" svg:x="18.018cm" svg:y="6.277cm">
          <text:p text:style-name="P2">Memory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5cm" svg:height="1.9cm" svg:x="24.418cm" svg:y="7.577cm">
          <text:p text:style-name="P2">int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.5cm" svg:height="1.9cm" svg:x="19.118cm" svg:y="7.577cm">
          <text:p text:style-name="P2">point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draw:line-skew="0.375cm" svg:x1="20.868cm" svg:y1="9.477cm" svg:x2="26.168cm" svg:y2="9.477cm" draw:start-shape="id7" draw:start-glue-point="2" draw:end-shape="id8" svg:d="M20868 9477c0 1387 5300 1387 5300 0" svg:viewBox="0 0 5301 1041">
          <text:p/>
        </draw:connector>
        <draw:custom-shape draw:style-name="gr5" draw:text-style-name="P1" xml:id="id9" draw:id="id9" draw:layer="layout" svg:width="3.5cm" svg:height="1.9cm" svg:x="15.418cm" svg:y="3.277cm">
          <text:p text:style-name="P2">At-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8.918cm" svg:y1="4.227cm" svg:x2="20.418cm" svg:y2="7.577cm" draw:start-shape="id9" draw:start-glue-point="1" draw:end-shape="id10" draw:end-glue-point="0" svg:d="M18918 4227c1000 0 1500 1116 1500 3350" svg:viewBox="0 0 1501 3351">
          <text:p/>
        </draw:connector>
        <draw:custom-shape draw:style-name="gr6" draw:text-style-name="P1" xml:id="id11" draw:id="id11" draw:layer="layout" svg:width="3.1cm" svg:height="3.1cm" svg:x="23.018cm" svg:y="2.677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" draw:text-style-name="P3" draw:layer="layout" draw:type="curve" svg:x1="23.018cm" svg:y1="4.227cm" svg:x2="21.118cm" svg:y2="7.577cm" draw:start-shape="id11" draw:start-glue-point="6" draw:end-shape="id12" draw:end-glue-point="0" svg:d="M23018 4227c-1267 0-1900 1116-1900 3350" svg:viewBox="0 0 1901 3351">
          <text:p/>
        </draw:connector>
        <draw:frame draw:style-name="gr7" draw:text-style-name="P5" draw:layer="layout" svg:width="9.649cm" svg:height="1.431cm" svg:x="19.518cm" svg:y="0.977cm">
          <draw:text-box>
            <text:p text:style-name="P4">You can NOT get the int.</text:p>
          </draw:text-box>
        </draw:frame>
        <draw:custom-shape draw:style-name="gr8" draw:text-style-name="P1" draw:layer="layout" svg:width="3.1cm" svg:height="3.1cm" draw:transform="rotate (-0.785398163397448) translate (17.208cm 2.11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09.351821992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8:54:35.148423096</meta:creation-date>
    <dc:date>2015-11-07T09:04:35.034414232</dc:date>
    <meta:editing-duration>PT9M48S</meta:editing-duration>
    <meta:editing-cycles>23</meta:editing-cycles>
    <meta:generator>LibreOffice/5.0.3.2$Linux_X86_64 LibreOffice_project/00m0$Build-2</meta:generator>
    <meta:document-statistic meta:object-count="23"/>
  </office:meta>
</office:document-meta>
</file>